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4bca" officeooo:paragraph-rsid="001e4bca"/>
    </style:style>
    <style:style style:name="P2" style:family="paragraph" style:parent-style-name="Standard">
      <style:text-properties officeooo:rsid="002764d1" officeooo:paragraph-rsid="001e4bca"/>
    </style:style>
    <style:style style:name="P3" style:family="paragraph" style:parent-style-name="Standard">
      <style:text-properties officeooo:rsid="002764d1" officeooo:paragraph-rsid="001e7674"/>
    </style:style>
    <style:style style:name="P4" style:family="paragraph" style:parent-style-name="Standard">
      <style:text-properties officeooo:rsid="002764d1" officeooo:paragraph-rsid="001ee81e"/>
    </style:style>
    <style:style style:name="P5" style:family="paragraph" style:parent-style-name="Standard">
      <style:text-properties fo:color="#808080" style:font-name="Consolas" fo:font-size="9.5pt" officeooo:rsid="001ed674" officeooo:paragraph-rsid="001e4bca" fo:background-color="#ffffff" style:font-size-asian="9.5pt"/>
    </style:style>
    <style:style style:name="P6" style:family="paragraph" style:parent-style-name="Standard">
      <style:text-properties fo:color="#808080" style:font-name="Consolas" fo:font-size="9.5pt" officeooo:rsid="002007cd" officeooo:paragraph-rsid="001e4bca" fo:background-color="#ffffff" style:font-size-asian="9.5pt"/>
    </style:style>
    <style:style style:name="P7" style:family="paragraph" style:parent-style-name="Standard">
      <style:text-properties fo:color="#808080" style:font-name="Consolas" fo:font-size="9.5pt" officeooo:paragraph-rsid="001e4bca" fo:background-color="#ffffff" style:font-size-asian="9.5pt"/>
    </style:style>
    <style:style style:name="P8" style:family="paragraph" style:parent-style-name="Standard">
      <style:text-properties fo:color="#808080" style:font-name="Consolas" fo:font-size="9.5pt" officeooo:rsid="001e4bca" officeooo:paragraph-rsid="001e4bca" fo:background-color="#ffffff" style:font-size-asian="9.5pt"/>
    </style:style>
    <style:style style:name="P9" style:family="paragraph" style:parent-style-name="Standard">
      <style:text-properties officeooo:paragraph-rsid="001e4bca"/>
    </style:style>
    <style:style style:name="P10" style:family="paragraph" style:parent-style-name="Standard">
      <style:text-properties officeooo:rsid="001ed674" officeooo:paragraph-rsid="001e4bca"/>
    </style:style>
    <style:style style:name="P11" style:family="paragraph" style:parent-style-name="Standard">
      <style:text-properties officeooo:rsid="001e7674" officeooo:paragraph-rsid="001e7674"/>
    </style:style>
    <style:style style:name="P12" style:family="paragraph" style:parent-style-name="Standard">
      <style:text-properties officeooo:paragraph-rsid="001e7674"/>
    </style:style>
    <style:style style:name="P13" style:family="paragraph" style:parent-style-name="Standard">
      <style:text-properties officeooo:paragraph-rsid="001ee81e"/>
    </style:style>
    <style:style style:name="P14" style:family="paragraph" style:parent-style-name="Standard">
      <style:text-properties officeooo:rsid="001ee81e" officeooo:paragraph-rsid="001ee81e"/>
    </style:style>
    <style:style style:name="P15" style:family="paragraph" style:parent-style-name="Standard">
      <style:paragraph-properties fo:break-before="page"/>
      <style:text-properties fo:color="#000000" style:font-name="Liberation Serif" fo:font-size="12pt" officeooo:rsid="001e4bca" officeooo:paragraph-rsid="001e5d6e" style:font-size-asian="12pt" style:font-size-complex="12pt"/>
    </style:style>
    <style:style style:name="P16" style:family="paragraph" style:parent-style-name="Standard">
      <style:paragraph-properties fo:break-before="page"/>
      <style:text-properties officeooo:paragraph-rsid="001ee81e"/>
    </style:style>
    <style:style style:name="T1" style:family="text">
      <style:text-properties officeooo:rsid="001e4bca"/>
    </style:style>
    <style:style style:name="T2" style:family="text">
      <style:text-properties fo:color="#808080" style:font-name="Consolas" fo:font-size="9.5pt" style:font-size-asian="9.5pt" fo:background-color="#ffffff"/>
    </style:style>
    <style:style style:name="T3" style:family="text">
      <style:text-properties fo:color="#808080" style:font-name="Consolas" fo:font-size="9.5pt" officeooo:rsid="001ee81e" style:font-size-asian="9.5pt" fo:background-color="#ffffff"/>
    </style:style>
    <style:style style:name="T4" style:family="text">
      <style:text-properties fo:color="#808080" style:font-name="Consolas" fo:font-size="9.5pt" fo:background-color="#ffffff" loext:char-shading-value="0" style:font-size-asian="9.5pt"/>
    </style:style>
    <style:style style:name="T5" style:family="text">
      <style:text-properties fo:color="#808080" style:font-name="Consolas" fo:font-size="9.5pt" officeooo:rsid="001ed674" fo:background-color="#ffffff" loext:char-shading-value="0" style:font-size-asian="9.5pt"/>
    </style:style>
    <style:style style:name="T6" style:family="text">
      <style:text-properties fo:color="#808080" style:font-name="Consolas" fo:font-size="9.5pt" officeooo:rsid="001ed674" loext:char-shading-value="0" style:font-size-asian="9.5pt" fo:background-color="#ffffff"/>
    </style:style>
    <style:style style:name="T7" style:family="text">
      <style:text-properties fo:color="#808080" style:font-name="Consolas" fo:font-size="9.5pt" officeooo:rsid="001ed674" loext:char-shading-value="0" style:font-size-asian="9.5pt" fo:background-color="#ffffff"/>
    </style:style>
    <style:style style:name="T8" style:family="text">
      <style:text-properties fo:color="#808080" style:font-name="Consolas" fo:font-size="9.5pt" loext:char-shading-value="0" style:font-size-asian="9.5pt" fo:background-color="#ffffff"/>
    </style:style>
    <style:style style:name="T9" style:family="text">
      <style:text-properties fo:color="#808080" style:font-name="Consolas" fo:font-size="9.5pt" loext:char-shading-value="0" style:font-size-asian="9.5pt" fo:background-color="#ffffff"/>
    </style:style>
    <style:style style:name="T10" style:family="text">
      <style:text-properties fo:color="#808080" style:font-name="Consolas" fo:font-size="9.5pt" officeooo:rsid="002764d1" fo:background-color="#ffffff" loext:char-shading-value="0" style:font-size-asian="9.5pt"/>
    </style:style>
    <style:style style:name="T11" style:family="text">
      <style:text-properties fo:color="#808080" style:font-name="Consolas" fo:font-size="9.5pt" officeooo:rsid="001e5d6e" fo:background-color="#ffffff" loext:char-shading-value="0" style:font-size-asian="9.5pt"/>
    </style:style>
    <style:style style:name="T12" style:family="text">
      <style:text-properties fo:color="#000000" style:font-name="Consolas" fo:font-size="9.5pt" style:font-size-asian="9.5pt" fo:background-color="#ffffff"/>
    </style:style>
    <style:style style:name="T13" style:family="text">
      <style:text-properties fo:color="#000000" style:font-name="Consolas" fo:font-size="9.5pt" officeooo:rsid="00245f72" style:font-size-asian="9.5pt" fo:background-color="#ffffff"/>
    </style:style>
    <style:style style:name="T14" style:family="text">
      <style:text-properties fo:color="#000000" style:font-name="Consolas" fo:font-size="9.5pt" officeooo:rsid="0026dc82" style:font-size-asian="9.5pt" fo:background-color="#ffffff"/>
    </style:style>
    <style:style style:name="T15" style:family="text">
      <style:text-properties fo:color="#000000" style:font-name="Consolas" fo:font-size="9.5pt" officeooo:rsid="002764d1" style:font-size-asian="9.5pt" fo:background-color="#ffffff"/>
    </style:style>
    <style:style style:name="T16" style:family="text">
      <style:text-properties fo:color="#000000" style:font-name="Consolas" fo:font-size="9.5pt" officeooo:rsid="001e4bca" style:font-size-asian="9.5pt" fo:background-color="#ffffff"/>
    </style:style>
    <style:style style:name="T17" style:family="text">
      <style:text-properties fo:color="#000000" style:font-name="Consolas" fo:font-size="9.5pt" officeooo:rsid="001e7674" style:font-size-asian="9.5pt" fo:background-color="#ffffff"/>
    </style:style>
    <style:style style:name="T18" style:family="text">
      <style:text-properties fo:color="#000000" style:font-name="Consolas" fo:font-size="9.5pt" officeooo:rsid="001ee81e" style:font-size-asian="9.5pt" fo:background-color="#ffffff"/>
    </style:style>
    <style:style style:name="T19" style:family="text">
      <style:text-properties fo:color="#000000" style:font-name="Consolas" fo:font-size="9.5pt" loext:char-shading-value="0" style:font-size-asian="9.5pt" fo:background-color="#ffffff"/>
    </style:style>
    <style:style style:name="T20" style:family="text">
      <style:text-properties fo:color="#0000ff" style:font-name="Consolas" fo:font-size="9.5pt" officeooo:rsid="001ed674" loext:char-shading-value="0" style:font-size-asian="9.5pt" fo:background-color="#ffffff"/>
    </style:style>
    <style:style style:name="T21" style:family="text">
      <style:text-properties fo:color="#0000ff" style:font-name="Consolas" fo:font-size="9.5pt" loext:char-shading-value="0" style:font-size-asian="9.5pt" fo:background-color="#ffffff"/>
    </style:style>
    <style:style style:name="T22" style:family="text">
      <style:text-properties fo:color="#0000ff" style:font-name="Consolas" fo:font-size="9.5pt" officeooo:rsid="002764d1" loext:char-shading-value="0" style:font-size-asian="9.5pt" fo:background-color="#ffffff"/>
    </style:style>
    <style:style style:name="T23" style:family="text">
      <style:text-properties fo:color="#0000ff" style:font-name="Consolas" fo:font-size="9.5pt" style:font-size-asian="9.5pt" fo:background-color="#ffffff"/>
    </style:style>
    <style:style style:name="T24" style:family="text">
      <style:text-properties fo:color="#ff00ff" style:font-name="Consolas" fo:font-size="9.5pt" officeooo:rsid="00245f72" style:font-size-asian="9.5pt" fo:background-color="#ffffff"/>
    </style:style>
    <style:style style:name="T25" style:family="text">
      <style:text-properties fo:color="#ff00ff" style:font-name="Consolas" fo:font-size="9.5pt" style:font-size-asian="9.5pt" fo:background-color="#ffffff"/>
    </style:style>
    <style:style style:name="T26" style:family="text">
      <style:text-properties fo:color="#ff00ff" style:font-name="Consolas" fo:font-size="9.5pt" officeooo:rsid="002764d1" style:font-size-asian="9.5pt" fo:background-color="#ffffff"/>
    </style:style>
    <style:style style:name="T27" style:family="text">
      <style:text-properties fo:color="#ff00ff" style:font-name="Consolas" fo:font-size="9.5pt" officeooo:rsid="001e4bca" style:font-size-asian="9.5pt" fo:background-color="#ffffff"/>
    </style:style>
    <style:style style:name="T28" style:family="text">
      <style:text-properties fo:color="#ff00ff" style:font-name="Consolas" fo:font-size="9.5pt" officeooo:rsid="001e7674" style:font-size-asian="9.5pt" fo:background-color="#ffffff"/>
    </style:style>
    <style:style style:name="T29" style:family="text">
      <style:text-properties fo:background-color="#ffffff"/>
    </style:style>
    <style:style style:name="T30" style:family="text">
      <style:text-properties officeooo:rsid="002764d1"/>
    </style:style>
    <style:style style:name="T31" style:family="text">
      <style:text-properties officeooo:rsid="001ed674"/>
    </style:style>
    <style:style style:name="T32" style:family="text">
      <style:text-properties style:font-name="Consolas" fo:font-size="9.5pt" fo:background-color="#ffffff" loext:char-shading-value="0" style:font-size-asian="9.5pt"/>
    </style:style>
    <style:style style:name="T33" style:family="text">
      <style:text-properties style:font-name="Consolas" fo:font-size="9.5pt" officeooo:rsid="001e5d6e" fo:background-color="#ffffff" loext:char-shading-value="0" style:font-size-asian="9.5pt"/>
    </style:style>
    <style:style style:name="T34" style:family="text">
      <style:text-properties style:font-name="Consolas" fo:background-color="#ffffff" loext:char-shading-value="0"/>
    </style:style>
    <style:style style:name="T35" style:family="text">
      <style:text-properties style:font-name="Consolas" officeooo:rsid="001e5d6e" fo:background-color="#ffffff" loext:char-shading-value="0"/>
    </style:style>
    <style:style style:name="T36" style:family="text">
      <style:text-properties fo:background-color="#ffffff" loext:char-shading-value="0"/>
    </style:style>
    <style:style style:name="T37" style:family="text">
      <style:text-properties officeooo:rsid="001e5d6e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nzahl der Ankünfte (Monat, Jahr, Monat/Jahr)</text:p>
      <text:p text:style-name="P1"/>
      <text:p text:style-name="P5">MIN <text:span text:style-name="T1">Jahr</text:span>:</text:p>
      <text:p text:style-name="P9"><text:span text:style-name="T20">SELECT</text:span><text:span text:style-name="T12"> [jahr]</text:span></text:p>
      <text:p text:style-name="P9"><text:span text:style-name="T12"><text:s text:c="6"/></text:span><text:span text:style-name="T2">,</text:span><text:span text:style-name="T12">[monat]</text:span></text:p>
      <text:p text:style-name="P9"><text:span text:style-name="T12"><text:s text:c="6"/></text:span><text:span text:style-name="T2">,</text:span><text:span text:style-name="T12">[</text:span><text:span text:style-name="T13">ankuenfte</text:span><text:span text:style-name="T12">]</text:span></text:p>
      <text:p text:style-name="P9"><text:span text:style-name="T12"><text:tab/> <text:s/></text:span><text:span text:style-name="T2">,</text:span><text:span text:style-name="T12">[name] </text:span><text:span text:style-name="T23">as</text:span><text:span text:style-name="T12"> Landkreis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 t</text:span></text:p>
      <text:p text:style-name="P9"><text:span text:style-name="T2">INNER</text:span><text:span text:style-name="T12"> </text:span><text:span text:style-name="T2">JOIN</text:span><text:span text:style-name="T12"> [IN17]</text:span><text:span text:style-name="T2">.</text:span><text:span text:style-name="T12">[dbo]</text:span><text:span text:style-name="T2">.</text:span><text:span text:style-name="T12">[LANDKREISE]</text:span></text:p>
      <text:p text:style-name="P9"><text:span text:style-name="T23">ON</text:span><text:span text:style-name="T12"> t</text:span><text:span text:style-name="T2">.</text:span><text:span text:style-name="T12">[landkreis] </text:span><text:span text:style-name="T2">=</text:span><text:span text:style-name="T12"> [IN17]</text:span><text:span text:style-name="T2">.</text:span><text:span text:style-name="T12">[dbo]</text:span><text:span text:style-name="T2">.</text:span><text:span text:style-name="T12">[LANDKREISE]</text:span><text:span text:style-name="T2">.</text:span><text:span text:style-name="T12">[rs]</text:span></text:p>
      <text:p text:style-name="P9"><text:span text:style-name="T23">WHERE</text:span><text:span text:style-name="T12"> t</text:span><text:span text:style-name="T2">.</text:span><text:span text:style-name="T12">ankuenfte </text:span><text:span text:style-name="T2">in</text:span></text:p>
      <text:p text:style-name="P9"><text:span text:style-name="T2">(</text:span><text:span text:style-name="T23">SELECT</text:span><text:span text:style-name="T12"> </text:span><text:span text:style-name="T24">MIN</text:span><text:span text:style-name="T23"> </text:span><text:span text:style-name="T2">(</text:span><text:span text:style-name="T12">ankuenfte</text:span><text:span text:style-name="T2">)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</text:span></text:p>
      <text:p text:style-name="P9"><text:span text:style-name="T23">WHERE</text:span><text:span text:style-name="T12"> jahr </text:span><text:span text:style-name="T2">=</text:span><text:span text:style-name="T12"> </text:span><text:span text:style-name="T13">XXXX // x=Jahr</text:span></text:p>
      <text:p text:style-name="P5"><text:span text:style-name="T29">)</text:span> </text:p>
      <text:p text:style-name="P5"/>
      <text:p text:style-name="P5">MAX <text:span text:style-name="T1">Jahr</text:span>:</text:p>
      <text:p text:style-name="P9"><text:span text:style-name="T20">SELECT</text:span><text:span text:style-name="T12"> [jahr]</text:span></text:p>
      <text:p text:style-name="P9"><text:span text:style-name="T12"><text:s text:c="6"/></text:span><text:span text:style-name="T2">,</text:span><text:span text:style-name="T12">[monat]</text:span></text:p>
      <text:p text:style-name="P9"><text:span text:style-name="T12"><text:s text:c="6"/></text:span><text:span text:style-name="T2">,</text:span><text:span text:style-name="T12">[</text:span><text:span text:style-name="T13">ankuenfte</text:span><text:span text:style-name="T12">]</text:span></text:p>
      <text:p text:style-name="P9"><text:span text:style-name="T12"><text:tab/> <text:s/></text:span><text:span text:style-name="T2">,</text:span><text:span text:style-name="T12">[name] </text:span><text:span text:style-name="T23">as</text:span><text:span text:style-name="T12"> Landkreis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 t</text:span></text:p>
      <text:p text:style-name="P9"><text:span text:style-name="T2">INNER</text:span><text:span text:style-name="T12"> </text:span><text:span text:style-name="T2">JOIN</text:span><text:span text:style-name="T12"> [IN17]</text:span><text:span text:style-name="T2">.</text:span><text:span text:style-name="T12">[dbo]</text:span><text:span text:style-name="T2">.</text:span><text:span text:style-name="T12">[LANDKREISE]</text:span></text:p>
      <text:p text:style-name="P9"><text:span text:style-name="T23">ON</text:span><text:span text:style-name="T12"> t</text:span><text:span text:style-name="T2">.</text:span><text:span text:style-name="T12">[landkreis] </text:span><text:span text:style-name="T2">=</text:span><text:span text:style-name="T12"> [IN17]</text:span><text:span text:style-name="T2">.</text:span><text:span text:style-name="T12">[dbo]</text:span><text:span text:style-name="T2">.</text:span><text:span text:style-name="T12">[LANDKREISE]</text:span><text:span text:style-name="T2">.</text:span><text:span text:style-name="T12">[rs]</text:span></text:p>
      <text:p text:style-name="P9"><text:span text:style-name="T23">WHERE</text:span><text:span text:style-name="T12"> t</text:span><text:span text:style-name="T2">.</text:span><text:span text:style-name="T12">ankuenfte </text:span><text:span text:style-name="T2">in</text:span></text:p>
      <text:p text:style-name="P9"><text:span text:style-name="T2">(</text:span><text:span text:style-name="T23">SELECT</text:span><text:span text:style-name="T12"> </text:span><text:span text:style-name="T25">MAX</text:span><text:span text:style-name="T23"> </text:span><text:span text:style-name="T2">(</text:span><text:span text:style-name="T12">ankuenfte</text:span><text:span text:style-name="T2">)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</text:span></text:p>
      <text:p text:style-name="P9"><text:span text:style-name="T23">WHERE</text:span><text:span text:style-name="T12"> jahr </text:span><text:span text:style-name="T2">=</text:span><text:span text:style-name="T12"> </text:span><text:span text:style-name="T13">XXXX // x=Jahr</text:span></text:p>
      <text:p text:style-name="P5"><text:span text:style-name="T29">)</text:span> </text:p>
      <text:p text:style-name="P5"/>
      <text:p text:style-name="P8">MIN Monat:</text:p>
      <text:p text:style-name="P9"><text:span text:style-name="T20">SELECT</text:span><text:span text:style-name="T12"> [jahr]</text:span></text:p>
      <text:p text:style-name="P9"><text:span text:style-name="T12"><text:s text:c="6"/></text:span><text:span text:style-name="T2">,</text:span><text:span text:style-name="T12">[monat]</text:span></text:p>
      <text:p text:style-name="P9"><text:span text:style-name="T12"><text:s text:c="6"/></text:span><text:span text:style-name="T2">,</text:span><text:span text:style-name="T12">[</text:span><text:span text:style-name="T13">ankuenfte</text:span><text:span text:style-name="T12">]</text:span></text:p>
      <text:p text:style-name="P9"><text:span text:style-name="T12"><text:tab/> <text:s/></text:span><text:span text:style-name="T2">,</text:span><text:span text:style-name="T12">[name] </text:span><text:span text:style-name="T23">as</text:span><text:span text:style-name="T12"> Landkreis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 t</text:span></text:p>
      <text:p text:style-name="P9"><text:span text:style-name="T2">INNER</text:span><text:span text:style-name="T12"> </text:span><text:span text:style-name="T2">JOIN</text:span><text:span text:style-name="T12"> [IN17]</text:span><text:span text:style-name="T2">.</text:span><text:span text:style-name="T12">[dbo]</text:span><text:span text:style-name="T2">.</text:span><text:span text:style-name="T12">[LANDKREISE]</text:span></text:p>
      <text:p text:style-name="P9"><text:span text:style-name="T23">ON</text:span><text:span text:style-name="T12"> t</text:span><text:span text:style-name="T2">.</text:span><text:span text:style-name="T12">[landkreis] </text:span><text:span text:style-name="T2">=</text:span><text:span text:style-name="T12"> [IN17]</text:span><text:span text:style-name="T2">.</text:span><text:span text:style-name="T12">[dbo]</text:span><text:span text:style-name="T2">.</text:span><text:span text:style-name="T12">[LANDKREISE]</text:span><text:span text:style-name="T2">.</text:span><text:span text:style-name="T12">[rs]</text:span></text:p>
      <text:p text:style-name="P9"><text:span text:style-name="T23">WHERE</text:span><text:span text:style-name="T12"> t</text:span><text:span text:style-name="T2">.</text:span><text:span text:style-name="T12">ankuenfte </text:span><text:span text:style-name="T2">in</text:span></text:p>
      <text:p text:style-name="P9"><text:span text:style-name="T2">(</text:span><text:span text:style-name="T23">SELECT</text:span><text:span text:style-name="T12"> </text:span><text:span text:style-name="T24">MIN</text:span><text:span text:style-name="T23"> </text:span><text:span text:style-name="T2">(</text:span><text:span text:style-name="T12">ankuenfte</text:span><text:span text:style-name="T2">)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</text:span></text:p>
      <text:p text:style-name="P9"><text:span text:style-name="T23">WHERE</text:span><text:span text:style-name="T12"> </text:span><text:span text:style-name="T16">monat</text:span><text:span text:style-name="T12"> </text:span><text:span text:style-name="T2">=</text:span><text:span text:style-name="T12"> </text:span><text:span text:style-name="T13">XXXX // x=</text:span><text:span text:style-name="T16">Monat</text:span></text:p>
      <text:p text:style-name="P5"><text:span text:style-name="T29">)</text:span> </text:p>
      <text:p text:style-name="P8"/>
      <text:p text:style-name="P8">MAX Monat:</text:p>
      <text:p text:style-name="P9"><text:span text:style-name="T20">SELECT</text:span><text:span text:style-name="T12"> [jahr]</text:span></text:p>
      <text:p text:style-name="P9"><text:span text:style-name="T12"><text:s text:c="6"/></text:span><text:span text:style-name="T2">,</text:span><text:span text:style-name="T12">[monat]</text:span></text:p>
      <text:p text:style-name="P9"><text:span text:style-name="T12"><text:s text:c="6"/></text:span><text:span text:style-name="T2">,</text:span><text:span text:style-name="T12">[</text:span><text:span text:style-name="T13">ankuenfte</text:span><text:span text:style-name="T12">]</text:span></text:p>
      <text:p text:style-name="P9"><text:span text:style-name="T12"><text:tab/> <text:s/></text:span><text:span text:style-name="T2">,</text:span><text:span text:style-name="T12">[name] </text:span><text:span text:style-name="T23">as</text:span><text:span text:style-name="T12"> Landkreis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 t</text:span></text:p>
      <text:p text:style-name="P9"><text:span text:style-name="T2">INNER</text:span><text:span text:style-name="T12"> </text:span><text:span text:style-name="T2">JOIN</text:span><text:span text:style-name="T12"> [IN17]</text:span><text:span text:style-name="T2">.</text:span><text:span text:style-name="T12">[dbo]</text:span><text:span text:style-name="T2">.</text:span><text:span text:style-name="T12">[LANDKREISE]</text:span></text:p>
      <text:p text:style-name="P9"><text:span text:style-name="T23">ON</text:span><text:span text:style-name="T12"> t</text:span><text:span text:style-name="T2">.</text:span><text:span text:style-name="T12">[landkreis] </text:span><text:span text:style-name="T2">=</text:span><text:span text:style-name="T12"> [IN17]</text:span><text:span text:style-name="T2">.</text:span><text:span text:style-name="T12">[dbo]</text:span><text:span text:style-name="T2">.</text:span><text:span text:style-name="T12">[LANDKREISE]</text:span><text:span text:style-name="T2">.</text:span><text:span text:style-name="T12">[rs]</text:span></text:p>
      <text:p text:style-name="P9"><text:span text:style-name="T23">WHERE</text:span><text:span text:style-name="T12"> t</text:span><text:span text:style-name="T2">.</text:span><text:span text:style-name="T12">ankuenfte </text:span><text:span text:style-name="T2">in</text:span></text:p>
      <text:p text:style-name="P9"><text:span text:style-name="T2">(</text:span><text:span text:style-name="T23">SELECT</text:span><text:span text:style-name="T12"> </text:span><text:span text:style-name="T27">MAX</text:span><text:span text:style-name="T23"> </text:span><text:span text:style-name="T2">(</text:span><text:span text:style-name="T12">ankuenfte</text:span><text:span text:style-name="T2">)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</text:span></text:p>
      <text:p text:style-name="P9"><text:span text:style-name="T23">WHERE</text:span><text:span text:style-name="T12"> </text:span><text:span text:style-name="T16">monat</text:span><text:span text:style-name="T12"> </text:span><text:span text:style-name="T2">=</text:span><text:span text:style-name="T12"> </text:span><text:span text:style-name="T13">XXXX // x=</text:span><text:span text:style-name="T16">Monat</text:span></text:p>
      <text:p text:style-name="P5"><text:span text:style-name="T29">)</text:span> </text:p>
      <text:p text:style-name="P8"/>
      <text:p text:style-name="P5"/>
      <text:p text:style-name="P9"><text:span text:style-name="T5">M</text:span><text:span text:style-name="T10">IN MONAT/JAHR:</text:span></text:p>
      <text:p text:style-name="P2"><text:span text:style-name="T21">SELECT</text:span><text:span text:style-name="T12"> [jahr]</text:span></text:p>
      <text:p text:style-name="P9"><text:span text:style-name="T12"><text:s text:c="6"/></text:span><text:span text:style-name="T2">,</text:span><text:span text:style-name="T12">[monat]</text:span></text:p>
      <text:p text:style-name="P9"><text:span text:style-name="T12"><text:s text:c="6"/></text:span><text:span text:style-name="T2">,</text:span><text:span text:style-name="T12">[ankuenfte]</text:span></text:p>
      <text:p text:style-name="P9"><text:span text:style-name="T12"><text:tab/> <text:s/></text:span><text:span text:style-name="T2">,</text:span><text:span text:style-name="T12">[name] </text:span><text:span text:style-name="T23">as</text:span><text:span text:style-name="T12"> Landkreis</text:span></text:p>
      <text:p text:style-name="P9"><text:soft-page-break/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 t</text:span></text:p>
      <text:p text:style-name="P9"><text:span text:style-name="T2">INNER</text:span><text:span text:style-name="T12"> </text:span><text:span text:style-name="T2">JOIN</text:span><text:span text:style-name="T12"> [IN17]</text:span><text:span text:style-name="T2">.</text:span><text:span text:style-name="T12">[dbo]</text:span><text:span text:style-name="T2">.</text:span><text:span text:style-name="T12">[LANDKREISE]</text:span></text:p>
      <text:p text:style-name="P9"><text:span text:style-name="T23">ON</text:span><text:span text:style-name="T12"> t</text:span><text:span text:style-name="T2">.</text:span><text:span text:style-name="T12">[landkreis] </text:span><text:span text:style-name="T2">=</text:span><text:span text:style-name="T12"> [IN17]</text:span><text:span text:style-name="T2">.</text:span><text:span text:style-name="T12">[dbo]</text:span><text:span text:style-name="T2">.</text:span><text:span text:style-name="T12">[LANDKREISE]</text:span><text:span text:style-name="T2">.</text:span><text:span text:style-name="T12">[rs]</text:span></text:p>
      <text:p text:style-name="P9"><text:span text:style-name="T23">WHERE</text:span><text:span text:style-name="T12"> t</text:span><text:span text:style-name="T2">.</text:span><text:span text:style-name="T12">ankuenfte </text:span><text:span text:style-name="T2">in</text:span></text:p>
      <text:p text:style-name="P9"><text:span text:style-name="T2">(</text:span><text:span text:style-name="T23">SELECT</text:span><text:span text:style-name="T12"> </text:span><text:span text:style-name="T25">MIN</text:span><text:span text:style-name="T23"> </text:span><text:span text:style-name="T2">(</text:span><text:span text:style-name="T12">ankuenfte</text:span><text:span text:style-name="T2">)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</text:span></text:p>
      <text:p text:style-name="P9"><text:span text:style-name="T23">WHERE</text:span><text:span text:style-name="T12"> monat </text:span><text:span text:style-name="T2">=</text:span><text:span text:style-name="T12"> 12 </text:span><text:span text:style-name="T2">AND</text:span><text:span text:style-name="T12"> jahr </text:span><text:span text:style-name="T2">=</text:span><text:span text:style-name="T12"> 2010</text:span></text:p>
      <text:p text:style-name="P2"><text:span text:style-name="T2">)</text:span><text:span text:style-name="T12"> </text:span></text:p>
      <text:p text:style-name="P2"><text:span text:style-name="T8"/></text:p>
      <text:p text:style-name="P2"><text:span text:style-name="T8">MAX MONAT/JAHR:</text:span></text:p>
      <text:p text:style-name="P2"><text:span text:style-name="T21">SELECT</text:span><text:span text:style-name="T12"> [jahr]</text:span></text:p>
      <text:p text:style-name="P9"><text:span text:style-name="T12"><text:s text:c="6"/></text:span><text:span text:style-name="T2">,</text:span><text:span text:style-name="T12">[monat]</text:span></text:p>
      <text:p text:style-name="P9"><text:span text:style-name="T12"><text:s text:c="6"/></text:span><text:span text:style-name="T2">,</text:span><text:span text:style-name="T12">[ankuenfte]</text:span></text:p>
      <text:p text:style-name="P9"><text:span text:style-name="T12"><text:tab/> <text:s/></text:span><text:span text:style-name="T2">,</text:span><text:span text:style-name="T12">[name] </text:span><text:span text:style-name="T23">as</text:span><text:span text:style-name="T12"> Landkreis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 t</text:span></text:p>
      <text:p text:style-name="P9"><text:span text:style-name="T2">INNER</text:span><text:span text:style-name="T12"> </text:span><text:span text:style-name="T2">JOIN</text:span><text:span text:style-name="T12"> [IN17]</text:span><text:span text:style-name="T2">.</text:span><text:span text:style-name="T12">[dbo]</text:span><text:span text:style-name="T2">.</text:span><text:span text:style-name="T12">[LANDKREISE]</text:span></text:p>
      <text:p text:style-name="P9"><text:span text:style-name="T23">ON</text:span><text:span text:style-name="T12"> t</text:span><text:span text:style-name="T2">.</text:span><text:span text:style-name="T12">[landkreis] </text:span><text:span text:style-name="T2">=</text:span><text:span text:style-name="T12"> [IN17]</text:span><text:span text:style-name="T2">.</text:span><text:span text:style-name="T12">[dbo]</text:span><text:span text:style-name="T2">.</text:span><text:span text:style-name="T12">[LANDKREISE]</text:span><text:span text:style-name="T2">.</text:span><text:span text:style-name="T12">[rs]</text:span></text:p>
      <text:p text:style-name="P9"><text:span text:style-name="T23">WHERE</text:span><text:span text:style-name="T12"> t</text:span><text:span text:style-name="T2">.</text:span><text:span text:style-name="T12">ankuenfte </text:span><text:span text:style-name="T2">in</text:span></text:p>
      <text:p text:style-name="P9"><text:span text:style-name="T2">(</text:span><text:span text:style-name="T23">SELECT</text:span><text:span text:style-name="T12"> </text:span><text:span text:style-name="T26">MAX</text:span><text:span text:style-name="T23"> </text:span><text:span text:style-name="T2">(</text:span><text:span text:style-name="T12">ankuenfte</text:span><text:span text:style-name="T2">)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</text:span></text:p>
      <text:p text:style-name="P9"><text:span text:style-name="T23">WHERE</text:span><text:span text:style-name="T12"> monat </text:span><text:span text:style-name="T2">=</text:span><text:span text:style-name="T12"> 12 </text:span><text:span text:style-name="T2">AND</text:span><text:span text:style-name="T12"> jahr </text:span><text:span text:style-name="T2">=</text:span><text:span text:style-name="T12"> 2010</text:span></text:p>
      <text:p text:style-name="P2"><text:span text:style-name="T2">)</text:span><text:span text:style-name="T12"> </text:span></text:p>
      <text:p text:style-name="P2"><text:span text:style-name="T12"/></text:p>
      <text:p text:style-name="P15"><text:span text:style-name="T37">2</text:span><text:span text:style-name="T36">. Anzahl der Ankünfte (Monat, Jahr, Monat/Jahr)</text:span></text:p>
      <text:p text:style-name="P10"><text:span text:style-name="T4"/></text:p>
      <text:p text:style-name="P10"><text:span text:style-name="T4">MIN </text:span><text:span text:style-name="T10">JAHR</text:span><text:span text:style-name="T4">:</text:span></text:p>
      <text:p text:style-name="P9"><text:span text:style-name="T20">SELECT</text:span><text:span text:style-name="T12"> [jahr]</text:span></text:p>
      <text:p text:style-name="P9"><text:span text:style-name="T12"><text:s text:c="6"/></text:span><text:span text:style-name="T2">,</text:span><text:span text:style-name="T12">[monat]</text:span></text:p>
      <text:p text:style-name="P9"><text:span text:style-name="T12"><text:s text:c="6"/></text:span><text:span text:style-name="T2">,</text:span><text:span text:style-name="T12">[uebernachtungen]</text:span></text:p>
      <text:p text:style-name="P9"><text:span text:style-name="T12"><text:tab/> <text:s/></text:span><text:span text:style-name="T2">,</text:span><text:span text:style-name="T12">[name] </text:span><text:span text:style-name="T23">as</text:span><text:span text:style-name="T12"> Landkreis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 t</text:span></text:p>
      <text:p text:style-name="P9"><text:span text:style-name="T2">INNER</text:span><text:span text:style-name="T12"> </text:span><text:span text:style-name="T2">JOIN</text:span><text:span text:style-name="T12"> [IN17]</text:span><text:span text:style-name="T2">.</text:span><text:span text:style-name="T12">[dbo]</text:span><text:span text:style-name="T2">.</text:span><text:span text:style-name="T12">[LANDKREISE]</text:span></text:p>
      <text:p text:style-name="P9"><text:span text:style-name="T23">ON</text:span><text:span text:style-name="T12"> t</text:span><text:span text:style-name="T2">.</text:span><text:span text:style-name="T12">[landkreis] </text:span><text:span text:style-name="T2">=</text:span><text:span text:style-name="T12"> [IN17]</text:span><text:span text:style-name="T2">.</text:span><text:span text:style-name="T12">[dbo]</text:span><text:span text:style-name="T2">.</text:span><text:span text:style-name="T12">[LANDKREISE]</text:span><text:span text:style-name="T2">.</text:span><text:span text:style-name="T12">[rs]</text:span></text:p>
      <text:p text:style-name="P9"><text:span text:style-name="T23">WHERE</text:span><text:span text:style-name="T12"> t</text:span><text:span text:style-name="T2">.</text:span><text:span text:style-name="T14">uebernachtungen</text:span><text:span text:style-name="T12"> </text:span><text:span text:style-name="T2">in</text:span></text:p>
      <text:p text:style-name="P9"><text:span text:style-name="T2">(</text:span><text:span text:style-name="T23">SELECT</text:span><text:span text:style-name="T12"> </text:span><text:span text:style-name="T24">MIN</text:span><text:span text:style-name="T23"> </text:span><text:span text:style-name="T2">(</text:span><text:span text:style-name="T13">uebernachtungen</text:span><text:span text:style-name="T2">)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</text:span></text:p>
      <text:p text:style-name="P9"><text:span text:style-name="T23">WHERE</text:span><text:span text:style-name="T12"> jahr </text:span><text:span text:style-name="T2">=</text:span><text:span text:style-name="T12"> </text:span><text:span text:style-name="T13">XXXX // x=Jahr</text:span></text:p>
      <text:p text:style-name="P7"><text:span text:style-name="T29">)</text:span><text:span text:style-name="T31"> </text:span></text:p>
      <text:p text:style-name="P5"/>
      <text:p text:style-name="P6">MAX <text:span text:style-name="T30">JAHR</text:span>:</text:p>
      <text:p text:style-name="P9"><text:span text:style-name="T20">SELECT</text:span><text:span text:style-name="T12"> [jahr]</text:span></text:p>
      <text:p text:style-name="P9"><text:span text:style-name="T12"><text:s text:c="6"/></text:span><text:span text:style-name="T2">,</text:span><text:span text:style-name="T12">[monat]</text:span></text:p>
      <text:p text:style-name="P9"><text:span text:style-name="T12"><text:s text:c="6"/></text:span><text:span text:style-name="T2">,</text:span><text:span text:style-name="T12">[uebernachtungen]</text:span></text:p>
      <text:p text:style-name="P9"><text:span text:style-name="T12"><text:tab/> <text:s/></text:span><text:span text:style-name="T2">,</text:span><text:span text:style-name="T12">[name] </text:span><text:span text:style-name="T23">as</text:span><text:span text:style-name="T12"> Landkreis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 t</text:span></text:p>
      <text:p text:style-name="P9"><text:span text:style-name="T2">INNER</text:span><text:span text:style-name="T12"> </text:span><text:span text:style-name="T2">JOIN</text:span><text:span text:style-name="T12"> [IN17]</text:span><text:span text:style-name="T2">.</text:span><text:span text:style-name="T12">[dbo]</text:span><text:span text:style-name="T2">.</text:span><text:span text:style-name="T12">[LANDKREISE]</text:span></text:p>
      <text:p text:style-name="P9"><text:span text:style-name="T23">ON</text:span><text:span text:style-name="T12"> t</text:span><text:span text:style-name="T2">.</text:span><text:span text:style-name="T12">[landkreis] </text:span><text:span text:style-name="T2">=</text:span><text:span text:style-name="T12"> [IN17]</text:span><text:span text:style-name="T2">.</text:span><text:span text:style-name="T12">[dbo]</text:span><text:span text:style-name="T2">.</text:span><text:span text:style-name="T12">[LANDKREISE]</text:span><text:span text:style-name="T2">.</text:span><text:span text:style-name="T12">[rs]</text:span></text:p>
      <text:p text:style-name="P9"><text:span text:style-name="T23">WHERE</text:span><text:span text:style-name="T12"> t</text:span><text:span text:style-name="T2">.</text:span><text:span text:style-name="T14">uebernachtungen</text:span><text:span text:style-name="T12"> </text:span><text:span text:style-name="T2">in</text:span></text:p>
      <text:p text:style-name="P9"><text:span text:style-name="T2">(</text:span><text:span text:style-name="T23">SELECT</text:span><text:span text:style-name="T12"> </text:span><text:span text:style-name="T25">MAX</text:span><text:span text:style-name="T23"> </text:span><text:span text:style-name="T2">(</text:span><text:span text:style-name="T13">uebernachtungen</text:span><text:span text:style-name="T2">)</text:span></text:p>
      <text:p text:style-name="P9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</text:span></text:p>
      <text:p text:style-name="P9"><text:span text:style-name="T23">WHERE</text:span><text:span text:style-name="T12"> jahr </text:span><text:span text:style-name="T2">=</text:span><text:span text:style-name="T12"> </text:span><text:span text:style-name="T13">XXXX // x=Jahr</text:span></text:p>
      <text:p text:style-name="P2"><text:span text:style-name="T2">)</text:span><text:span text:style-name="T6"> </text:span></text:p>
      <text:p text:style-name="P2"><text:span text:style-name="T6"/></text:p>
      <text:p text:style-name="P11"><text:span text:style-name="T6">M</text:span><text:span text:style-name="T8">IN Monat:</text:span></text:p>
      <text:p text:style-name="P12"><text:span text:style-name="T20">SELECT</text:span><text:span text:style-name="T12"> [jahr]</text:span></text:p>
      <text:p text:style-name="P12"><text:span text:style-name="T12"><text:s text:c="6"/></text:span><text:span text:style-name="T2">,</text:span><text:span text:style-name="T12">[monat]</text:span></text:p>
      <text:p text:style-name="P12"><text:span text:style-name="T12"><text:s text:c="6"/></text:span><text:span text:style-name="T2">,</text:span><text:span text:style-name="T12">[uebernachtungen]</text:span></text:p>
      <text:p text:style-name="P12"><text:span text:style-name="T12"><text:tab/> <text:s/></text:span><text:span text:style-name="T2">,</text:span><text:span text:style-name="T12">[name] </text:span><text:span text:style-name="T23">as</text:span><text:span text:style-name="T12"> Landkreis</text:span></text:p>
      <text:p text:style-name="P12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 t</text:span></text:p>
      <text:p text:style-name="P12"><text:span text:style-name="T2">INNER</text:span><text:span text:style-name="T12"> </text:span><text:span text:style-name="T2">JOIN</text:span><text:span text:style-name="T12"> [IN17]</text:span><text:span text:style-name="T2">.</text:span><text:span text:style-name="T12">[dbo]</text:span><text:span text:style-name="T2">.</text:span><text:span text:style-name="T12">[LANDKREISE]</text:span></text:p>
      <text:p text:style-name="P12"><text:span text:style-name="T23">ON</text:span><text:span text:style-name="T12"> t</text:span><text:span text:style-name="T2">.</text:span><text:span text:style-name="T12">[landkreis] </text:span><text:span text:style-name="T2">=</text:span><text:span text:style-name="T12"> [IN17]</text:span><text:span text:style-name="T2">.</text:span><text:span text:style-name="T12">[dbo]</text:span><text:span text:style-name="T2">.</text:span><text:span text:style-name="T12">[LANDKREISE]</text:span><text:span text:style-name="T2">.</text:span><text:span text:style-name="T12">[rs]</text:span></text:p>
      <text:p text:style-name="P12"><text:span text:style-name="T23">WHERE</text:span><text:span text:style-name="T12"> t</text:span><text:span text:style-name="T2">.</text:span><text:span text:style-name="T14">uebernachtungen</text:span><text:span text:style-name="T12"> </text:span><text:span text:style-name="T2">in</text:span></text:p>
      <text:p text:style-name="P12"><text:span text:style-name="T2">(</text:span><text:span text:style-name="T23">SELECT</text:span><text:span text:style-name="T12"> </text:span><text:span text:style-name="T28">MIN</text:span><text:span text:style-name="T23"> </text:span><text:span text:style-name="T2">(</text:span><text:span text:style-name="T13">uebernachtungen</text:span><text:span text:style-name="T2">)</text:span></text:p>
      <text:p text:style-name="P12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</text:span></text:p>
      <text:p text:style-name="P12"><text:span text:style-name="T23">WHERE</text:span><text:span text:style-name="T12"> </text:span><text:span text:style-name="T17">monat</text:span><text:span text:style-name="T12"> </text:span><text:span text:style-name="T2">=</text:span><text:span text:style-name="T12"> </text:span><text:span text:style-name="T13">XXXX // x=</text:span><text:span text:style-name="T17">Monat</text:span></text:p>
      <text:p text:style-name="P3"><text:span text:style-name="T8">)</text:span><text:span text:style-name="T6"> </text:span></text:p>
      <text:p text:style-name="P11"><text:span text:style-name="T8"/></text:p>
      <text:p text:style-name="P11"><text:span text:style-name="T8">MAX Monat:</text:span></text:p>
      <text:p text:style-name="P12"><text:span text:style-name="T20">SELECT</text:span><text:span text:style-name="T12"> [jahr]</text:span></text:p>
      <text:p text:style-name="P12"><text:span text:style-name="T12"><text:s text:c="6"/></text:span><text:span text:style-name="T2">,</text:span><text:span text:style-name="T12">[monat]</text:span></text:p>
      <text:p text:style-name="P12"><text:span text:style-name="T12"><text:s text:c="6"/></text:span><text:span text:style-name="T2">,</text:span><text:span text:style-name="T12">[uebernachtungen]</text:span></text:p>
      <text:p text:style-name="P12"><text:span text:style-name="T12"><text:tab/> <text:s/></text:span><text:span text:style-name="T2">,</text:span><text:span text:style-name="T12">[name] </text:span><text:span text:style-name="T23">as</text:span><text:span text:style-name="T12"> Landkreis</text:span></text:p>
      <text:p text:style-name="P12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 t</text:span></text:p>
      <text:p text:style-name="P12"><text:span text:style-name="T2">INNER</text:span><text:span text:style-name="T12"> </text:span><text:span text:style-name="T2">JOIN</text:span><text:span text:style-name="T12"> [IN17]</text:span><text:span text:style-name="T2">.</text:span><text:span text:style-name="T12">[dbo]</text:span><text:span text:style-name="T2">.</text:span><text:span text:style-name="T12">[LANDKREISE]</text:span></text:p>
      <text:p text:style-name="P12"><text:span text:style-name="T23">ON</text:span><text:span text:style-name="T12"> t</text:span><text:span text:style-name="T2">.</text:span><text:span text:style-name="T12">[landkreis] </text:span><text:span text:style-name="T2">=</text:span><text:span text:style-name="T12"> [IN17]</text:span><text:span text:style-name="T2">.</text:span><text:span text:style-name="T12">[dbo]</text:span><text:span text:style-name="T2">.</text:span><text:span text:style-name="T12">[LANDKREISE]</text:span><text:span text:style-name="T2">.</text:span><text:span text:style-name="T12">[rs]</text:span></text:p>
      <text:p text:style-name="P12"><text:span text:style-name="T23">WHERE</text:span><text:span text:style-name="T12"> t</text:span><text:span text:style-name="T2">.</text:span><text:span text:style-name="T14">uebernachtungen</text:span><text:span text:style-name="T12"> </text:span><text:span text:style-name="T2">in</text:span></text:p>
      <text:p text:style-name="P12"><text:span text:style-name="T2">(</text:span><text:span text:style-name="T23">SELECT</text:span><text:span text:style-name="T12"> </text:span><text:span text:style-name="T25">MAX</text:span><text:span text:style-name="T23"> </text:span><text:span text:style-name="T2">(</text:span><text:span text:style-name="T13">uebernachtungen</text:span><text:span text:style-name="T2">)</text:span></text:p>
      <text:p text:style-name="P12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</text:span></text:p>
      <text:p text:style-name="P12"><text:span text:style-name="T23">WHERE</text:span><text:span text:style-name="T12"> </text:span><text:span text:style-name="T17">monat</text:span><text:span text:style-name="T12"> </text:span><text:span text:style-name="T2">=</text:span><text:span text:style-name="T12"> </text:span><text:span text:style-name="T13">XXXX // x=</text:span><text:span text:style-name="T17">Monat</text:span></text:p>
      <text:p text:style-name="P4"><text:span text:style-name="T8">)</text:span></text:p>
      <text:p text:style-name="P4"><text:span text:style-name="T6"/></text:p>
      <text:p text:style-name="P16"><text:span text:style-name="T5">M</text:span><text:span text:style-name="T10">IN MONAT/JAHR:</text:span></text:p>
      <text:p text:style-name="P4"><text:span text:style-name="T21">SELECT</text:span><text:span text:style-name="T12"> [jahr]</text:span></text:p>
      <text:p text:style-name="P13"><text:span text:style-name="T12"><text:s text:c="6"/></text:span><text:span text:style-name="T2">,</text:span><text:span text:style-name="T12">[monat]</text:span></text:p>
      <text:p text:style-name="P13"><text:span text:style-name="T12"><text:s text:c="6"/></text:span><text:span text:style-name="T2">,</text:span><text:span text:style-name="T12">[</text:span><text:span text:style-name="T18">uebernachtungen</text:span><text:span text:style-name="T12">]</text:span></text:p>
      <text:p text:style-name="P13"><text:span text:style-name="T12"><text:tab/> <text:s/></text:span><text:span text:style-name="T2">,</text:span><text:span text:style-name="T12">[name] </text:span><text:span text:style-name="T23">as</text:span><text:span text:style-name="T12"> Landkreis</text:span></text:p>
      <text:p text:style-name="P13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 t</text:span></text:p>
      <text:p text:style-name="P13"><text:span text:style-name="T2">INNER</text:span><text:span text:style-name="T12"> </text:span><text:span text:style-name="T2">JOIN</text:span><text:span text:style-name="T12"> [IN17]</text:span><text:span text:style-name="T2">.</text:span><text:span text:style-name="T12">[dbo]</text:span><text:span text:style-name="T2">.</text:span><text:span text:style-name="T12">[LANDKREISE]</text:span></text:p>
      <text:p text:style-name="P13"><text:span text:style-name="T23">ON</text:span><text:span text:style-name="T12"> t</text:span><text:span text:style-name="T2">.</text:span><text:span text:style-name="T12">[landkreis] </text:span><text:span text:style-name="T2">=</text:span><text:span text:style-name="T12"> [IN17]</text:span><text:span text:style-name="T2">.</text:span><text:span text:style-name="T12">[dbo]</text:span><text:span text:style-name="T2">.</text:span><text:span text:style-name="T12">[LANDKREISE]</text:span><text:span text:style-name="T2">.</text:span><text:span text:style-name="T12">[rs]</text:span></text:p>
      <text:p text:style-name="P13"><text:span text:style-name="T23">WHERE</text:span><text:span text:style-name="T12"> t</text:span><text:span text:style-name="T2">.</text:span><text:span text:style-name="T3">uebernachtungen</text:span><text:span text:style-name="T12"> </text:span><text:span text:style-name="T2">in</text:span></text:p>
      <text:p text:style-name="P13"><text:span text:style-name="T2">(</text:span><text:span text:style-name="T23">SELECT</text:span><text:span text:style-name="T12"> </text:span><text:span text:style-name="T25">MIN</text:span><text:span text:style-name="T23"> </text:span><text:span text:style-name="T2">(</text:span><text:span text:style-name="T18">uebernachtungen</text:span><text:span text:style-name="T2">)</text:span></text:p>
      <text:p text:style-name="P13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</text:span></text:p>
      <text:p text:style-name="P13"><text:span text:style-name="T23">WHERE</text:span><text:span text:style-name="T12"> monat </text:span><text:span text:style-name="T2">=</text:span><text:span text:style-name="T12"> 12 </text:span><text:span text:style-name="T2">AND</text:span><text:span text:style-name="T12"> jahr </text:span><text:span text:style-name="T2">=</text:span><text:span text:style-name="T12"> 2010</text:span></text:p>
      <text:p text:style-name="P4"><text:span text:style-name="T8">)</text:span><text:span text:style-name="T19"> </text:span><text:span text:style-name="T6"><text:s/></text:span></text:p>
      <text:p text:style-name="P4"><text:span text:style-name="T6"/></text:p>
      <text:p text:style-name="P14"><text:span text:style-name="T6">M</text:span><text:span text:style-name="T8">AX MONAT/JAHR:</text:span></text:p>
      <text:p text:style-name="P13"><text:span text:style-name="T22">SELECT</text:span><text:span text:style-name="T15"> [jahr]</text:span></text:p>
      <text:p text:style-name="P13"><text:span text:style-name="T12"><text:s text:c="6"/></text:span><text:span text:style-name="T2">,</text:span><text:span text:style-name="T12">[monat]</text:span></text:p>
      <text:p text:style-name="P13"><text:span text:style-name="T12"><text:s text:c="6"/></text:span><text:span text:style-name="T2">,</text:span><text:span text:style-name="T12">[</text:span><text:span text:style-name="T18">uebernachtungen</text:span><text:span text:style-name="T12">]</text:span></text:p>
      <text:p text:style-name="P13"><text:span text:style-name="T12"><text:tab/> <text:s/></text:span><text:span text:style-name="T2">,</text:span><text:span text:style-name="T12">[name] </text:span><text:span text:style-name="T23">as</text:span><text:span text:style-name="T12"> Landkreis</text:span></text:p>
      <text:p text:style-name="P13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 t</text:span></text:p>
      <text:p text:style-name="P13"><text:span text:style-name="T2">INNER</text:span><text:span text:style-name="T12"> </text:span><text:span text:style-name="T2">JOIN</text:span><text:span text:style-name="T12"> [IN17]</text:span><text:span text:style-name="T2">.</text:span><text:span text:style-name="T12">[dbo]</text:span><text:span text:style-name="T2">.</text:span><text:span text:style-name="T12">[LANDKREISE]</text:span></text:p>
      <text:p text:style-name="P13"><text:span text:style-name="T23">ON</text:span><text:span text:style-name="T12"> t</text:span><text:span text:style-name="T2">.</text:span><text:span text:style-name="T12">[landkreis] </text:span><text:span text:style-name="T2">=</text:span><text:span text:style-name="T12"> [IN17]</text:span><text:span text:style-name="T2">.</text:span><text:span text:style-name="T12">[dbo]</text:span><text:span text:style-name="T2">.</text:span><text:span text:style-name="T12">[LANDKREISE]</text:span><text:span text:style-name="T2">.</text:span><text:span text:style-name="T12">[rs]</text:span></text:p>
      <text:p text:style-name="P13"><text:span text:style-name="T23">WHERE</text:span><text:span text:style-name="T12"> t</text:span><text:span text:style-name="T2">.</text:span><text:span text:style-name="T3">uebernachtungen</text:span><text:span text:style-name="T12"> </text:span><text:span text:style-name="T2">in</text:span></text:p>
      <text:p text:style-name="P13"><text:span text:style-name="T2">(</text:span><text:span text:style-name="T23">SELECT</text:span><text:span text:style-name="T12"> </text:span><text:span text:style-name="T25">MIN</text:span><text:span text:style-name="T23"> </text:span><text:span text:style-name="T2">(</text:span><text:span text:style-name="T18">uebernachtungen</text:span><text:span text:style-name="T2">)</text:span></text:p>
      <text:p text:style-name="P13"><text:span text:style-name="T23">FROM</text:span><text:span text:style-name="T12"> [IN17]</text:span><text:span text:style-name="T2">.</text:span><text:span text:style-name="T12">[dbo]</text:span><text:span text:style-name="T2">.</text:span><text:span text:style-name="T12">[TOURISMUS]</text:span></text:p>
      <text:p text:style-name="P13"><text:span text:style-name="T23">WHERE</text:span><text:span text:style-name="T12"> monat </text:span><text:span text:style-name="T2">=</text:span><text:span text:style-name="T12"> 12 </text:span><text:span text:style-name="T2">AND</text:span><text:span text:style-name="T12"> jahr </text:span><text:span text:style-name="T2">=</text:span><text:span text:style-name="T12"> 2010</text:span></text:p>
      <text:p text:style-name="P4"><text:span text:style-name="T8">)</text:span><text:span text:style-name="T1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16:25.679000000</meta:creation-date>
    <dc:date>2019-03-26T09:25:17.014000000</dc:date>
    <meta:editing-duration>PT8M50S</meta:editing-duration>
    <meta:editing-cycles>4</meta:editing-cycles>
    <meta:generator>LibreOffice/6.1.5.2$Windows_X86_64 LibreOffice_project/90f8dcf33c87b3705e78202e3df5142b201bd805</meta:generator>
    <meta:document-statistic meta:table-count="0" meta:image-count="0" meta:object-count="0" meta:page-count="4" meta:paragraph-count="158" meta:word-count="430" meta:character-count="3788" meta:non-whitespace-character-count="3324"/>
  </office:meta>
</office:document-meta>
</file>